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rebuchet MS" fo:font-size="16pt" style:font-size-asian="16pt" style:font-size-complex="16pt"/>
    </style:style>
    <style:style style:name="T3" style:family="text">
      <style:text-properties style:font-name="Arial Black" fo:font-size="16pt" style:font-size-asian="16pt" style:font-size-complex="16pt"/>
    </style:style>
    <style:style style:name="T4" style:family="text">
      <style:text-properties style:font-name="Arial Black"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style:font-name="Arial Black" fo:font-size="16pt" style:text-underline-style="none" style:font-size-asian="16pt" style:font-size-complex="16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1"/><text:span text:style-name="T6"><text:s text:c="3"/></text:span><text:span text:style-name="T4">DDL STATEMENTS</text:span></text:p>
      <text:p text:style-name="P2"/>
      <text:p text:style-name="P2"/>
      <text:p text:style-name="P2"/>
      <text:p text:style-name="P4">create table customer</text:p>
      <text:p text:style-name="P3">( </text:p>
      <text:p text:style-name="P3"><text:s text:c="2"/>cust_id integer primary key,</text:p>
      <text:p text:style-name="P3"><text:s text:c="2"/>fname varchar(200),</text:p>
      <text:p text:style-name="P3"><text:s text:c="2"/>lname varchar(200),</text:p>
      <text:p text:style-name="P3"><text:s text:c="2"/>cont_no varchar(200),</text:p>
      <text:p text:style-name="P3"><text:s text:c="2"/>add varchar(200),</text:p>
      <text:p text:style-name="P3"><text:s text:c="2"/>loan_avld varchar(200),</text:p>
      <text:p text:style-name="P3"><text:s text:c="2"/>utype varchar(200),</text:p>
      <text:p text:style-name="P3"><text:s text:c="2"/>passcode varchar(200)</text:p>
      <text:p text:style-name="P3">)</text:p>
      <text:p text:style-name="P3"/>
      <text:p text:style-name="P3"/>
      <text:p text:style-name="P3"/>
      <text:p text:style-name="P4">create table property</text:p>
      <text:p text:style-name="P3">(</text:p>
      <text:p text:style-name="P3"><text:s text:c="2"/>prop_id integer primary key,</text:p>
      <text:p text:style-name="P3"><text:s text:c="2"/>loc varchar(200),</text:p>
      <text:p text:style-name="P3"><text:s text:c="2"/>base_price varchar(200),</text:p>
      <text:p text:style-name="P3"><text:s text:c="2"/>status varchar(200),</text:p>
      <text:p text:style-name="P3"><text:s text:c="2"/>dim varchar(200),</text:p>
      <text:p text:style-name="P3"><text:s text:c="2"/>cust_id integer references customer(cust_id)</text:p>
      <text:p text:style-name="P3"><text:s/>)</text:p>
      <text:p text:style-name="P3"/>
      <text:p text:style-name="P3"/>
      <text:p text:style-name="P4"><text:s/>create table booking</text:p>
      <text:p text:style-name="P3"><text:s/>( </text:p>
      <text:p text:style-name="P3"><text:s text:c="3"/>book_id integer primary key,</text:p>
      <text:p text:style-name="P3"><text:s text:c="3"/>book_dt varchar(200),</text:p>
      <text:p text:style-name="P3"><text:s text:c="3"/>prop_id integer references property(prop_id),</text:p>
      <text:p text:style-name="P3"><text:s text:c="3"/>cust_id integer references customer(cust_id)</text:p>
      <text:p text:style-name="P3"><text:s text:c="4"/>)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<text:s/>create table agent</text:span></text:p>
      <text:p text:style-name="P3"><text:s text:c="2"/>( agn_id integer primary key,</text:p>
      <text:p text:style-name="P3"><text:s text:c="5"/>fname varchar(200),</text:p>
      <text:p text:style-name="P3"><text:s text:c="5"/>lname varchar(200),</text:p>
      <text:p text:style-name="P3"><text:s text:c="6"/>cont_no varchar(200),</text:p>
      <text:p text:style-name="P3"><text:s text:c="6"/>addrs varchar(200),</text:p>
      <text:p text:style-name="P3"><text:s text:c="6"/>reg_dt varchar(200)</text:p>
      <text:p text:style-name="P3"><text:s text:c="6"/>)</text:p>
      <text:p text:style-name="P3"/>
      <text:p text:style-name="P3"/>
      <text:p text:style-name="P3"/>
      <text:p text:style-name="P3"><text:s text:c="2"/></text:p>
      <text:p text:style-name="P3"><text:soft-page-break/></text:p>
      <text:p text:style-name="P3"/>
      <text:p text:style-name="P3"/>
      <text:p text:style-name="P3"/>
      <text:p text:style-name="P3"/>
      <text:p text:style-name="P4"><text:s/>create table transaction</text:p>
      <text:p text:style-name="P3"><text:s text:c="3"/>(</text:p>
      <text:p text:style-name="P3"><text:s text:c="5"/>trans_id integer primary key,</text:p>
      <text:p text:style-name="P3"><text:s text:c="5"/>amt varchar(200),</text:p>
      <text:p text:style-name="P3"><text:s text:c="5"/>mode varchar(200),</text:p>
      <text:p text:style-name="P3"><text:s text:c="5"/>trans_dtls varchar(200)</text:p>
      <text:p text:style-name="P3">)</text:p>
      <text:p text:style-name="P3"/>
      <text:p text:style-name="P3"><text:span text:style-name="T8">create table employee</text:span></text:p>
      <text:p text:style-name="P3">(</text:p>
      <text:p text:style-name="P3"><text:s text:c="2"/>empl_id integer primary key,</text:p>
      <text:p text:style-name="P3"><text:s text:c="2"/>fname varchar(200),</text:p>
      <text:p text:style-name="P3"><text:s text:c="2"/>lname varchar(200),</text:p>
      <text:p text:style-name="P3"><text:s text:c="2"/>hire_dt varchar(200),</text:p>
      <text:p text:style-name="P3"><text:s text:c="2"/>sal varchar(200),</text:p>
      <text:p text:style-name="P3"><text:s text:c="2"/>utype varchar(200),</text:p>
      <text:p text:style-name="P3"><text:s text:c="2"/>pass varchar(200)</text:p>
      <text:p text:style-name="P3">)</text:p>
      <text:p text:style-name="P3"><text:s text:c="3"/><text:span text:style-name="T8"><text:s/>create table department</text:span></text:p>
      <text:p text:style-name="P3">(</text:p>
      <text:p text:style-name="P3">dept_id integer primary key,</text:p>
      <text:p text:style-name="P3">dept_name varchar(100) </text:p>
      <text:p text:style-name="P3">)</text:p>
      <text:p text:style-name="P3"/>
      <text:p text:style-name="P3"/>
      <text:p text:style-name="P4">create table enquiry</text:p>
      <text:p text:style-name="P3">(</text:p>
      <text:p text:style-name="P3">nm varchar(200),</text:p>
      <text:p text:style-name="P3">edate date,</text:p>
      <text:p text:style-name="P3">purpose varchar(300),</text:p>
      <text:p text:style-name="P3">cont_no integer,</text:p>
      <text:p text:style-name="P3">email varchar(120),</text:p>
      <text:p text:style-name="P3">enq_id integer primary key</text:p>
      <text:p text:style-name="P3">)</text:p>
      <text:p text:style-name="P3"/>
      <text:p text:style-name="P4">create table agent_trans</text:p>
      <text:p text:style-name="P3">(</text:p>
      <text:p text:style-name="P3">prop_id integer references property(prop_id) on delete cascade,</text:p>
      <text:p text:style-name="P3">agn_id integer references agent(agn_id) on delete cascade,</text:p>
      <text:p text:style-name="P3">comm integer</text:p>
      <text:p text:style-name="P3">)</text:p>
      <text:p text:style-name="P3"/>
      <text:p text:style-name="P4">create table transact_trans</text:p>
      <text:p text:style-name="P3">(</text:p>
      <text:p text:style-name="P3">trans_id integer references transact(trans_id) on delete cascade,</text:p>
      <text:p text:style-name="P3">cust_id integer references customer (cust_id) on delete cascade</text:p>
      <text:p text:style-name="P3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ilesh mishra</meta:initial-creator>
    <meta:creation-date>2016-11-17T22:05:53.49</meta:creation-date>
    <dc:date>2016-11-18T20:31:59.06</dc:date>
    <dc:creator>shailesh mishra</dc:creator>
    <meta:editing-duration>PT6H57M29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2" meta:paragraph-count="79" meta:word-count="191" meta:character-count="1625"/>
  </office:meta>
</office:document-meta>
</file>